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200%" fo:text-indent="0.25in"/>
    </style:style>
    <style:style style:name="P2" style:parent-style-name="Standard" style:family="paragraph">
      <style:paragraph-properties fo:text-align="justify" fo:line-height="200%" fo:text-indent="0.25in"/>
    </style:style>
    <style:style style:name="P3" style:parent-style-name="Standard" style:family="paragraph">
      <style:paragraph-properties fo:text-align="justify" fo:line-height="200%" fo:text-indent="0.25in"/>
    </style:style>
    <style:style style:name="P4" style:parent-style-name="Standard" style:family="paragraph">
      <style:paragraph-properties fo:text-align="justify" fo:line-height="200%" fo:text-indent="0.25in"/>
    </style:style>
    <style:style style:name="P5" style:parent-style-name="Standard" style:family="paragraph">
      <style:paragraph-properties fo:text-align="justify" fo:line-height="200%"/>
    </style:style>
  </office:automatic-styles>
  <office:body>
    <office:text text:use-soft-page-breaks="true">
      <text:p text:style-name="P1">Customer Persona #3</text:p>
      <text:p text:style-name="P2"/>
      <text:p text:style-name="P3">Karan is a sixty-six year old retired pro tennis player. Karan is quite wealthy from having invested the tennis earnings very well, and got a degree in economics<text:s/>out of interest as a nontraditional student after retiring from tennis. Karan lives in Strasburg, in northern Virginia, with a population of about 7,000, and which gets a few storms each year with a small amount of snow.<text:s/>Karen’s interest in the plow service is to get a<text:s/>simple<text:s/>set-it-and-forget-it service for plowing, where they can<text:s/>request plowing for snow. Unlike Gary, Karan doesn’t want to think about the amount of snow, or anything like that.<text:s/>Karan’s<text:s/>vehicle is a<text:s/>one<text:s/>year old<text:s/>Tesla Model S. The vehicle is<text:s/>not very<text:s/>good at driving in snow. Karan has a top-of-the-line iPhone, and is an expert at using it. Karan is a very active person in the community, and is responsible for most community events.</text:p>
      <text:p text:style-name="P4">Karan is an early tech adopter.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liot Chandler</dc:creator>
    <meta:creation-date>2017-10-04T11:50:00Z</meta:creation-date>
    <dc:date>2017-10-05T17:34:00Z</dc:date>
    <meta:template xlink:href="Normal.dotm" xlink:type="simple"/>
    <meta:editing-cycles>14</meta:editing-cycles>
    <meta:editing-duration>PT3000S</meta:editing-duration>
    <meta:document-statistic meta:page-count="1" meta:paragraph-count="1" meta:word-count="137" meta:character-count="923" meta:row-count="6" meta:non-whitespace-character-count="787"/>
  </office:meta>
</office:document-meta>
</file>